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579" officeooo:paragraph-rsid="00064579"/>
    </style:style>
    <style:style style:name="P2" style:family="paragraph" style:parent-style-name="Standard">
      <style:text-properties officeooo:rsid="000afb6d" officeooo:paragraph-rsid="000afb6d"/>
    </style:style>
    <style:style style:name="P3" style:family="paragraph" style:parent-style-name="Standard">
      <style:text-properties officeooo:rsid="000c1834" officeooo:paragraph-rsid="000c1834"/>
    </style:style>
    <style:style style:name="P4" style:family="paragraph" style:parent-style-name="Standard">
      <style:text-properties officeooo:rsid="000e60dd" officeooo:paragraph-rsid="000e60dd"/>
    </style:style>
    <style:style style:name="P5" style:family="paragraph" style:parent-style-name="Standard">
      <style:text-properties officeooo:rsid="000f0013" officeooo:paragraph-rsid="000f0013"/>
    </style:style>
    <style:style style:name="P6" style:family="paragraph" style:parent-style-name="Standard">
      <style:text-properties officeooo:rsid="000f6b62" officeooo:paragraph-rsid="000f6b62"/>
    </style:style>
    <style:style style:name="P7" style:family="paragraph" style:parent-style-name="Standard">
      <style:text-properties fo:font-weight="bold" officeooo:rsid="00064579" officeooo:paragraph-rsid="00064579" style:font-weight-asian="bold" style:font-weight-complex="bold"/>
    </style:style>
    <style:style style:name="P8" style:family="paragraph" style:parent-style-name="Standard">
      <style:text-properties fo:font-weight="bold" officeooo:rsid="000afb6d" officeooo:paragraph-rsid="000afb6d" style:font-weight-asian="bold" style:font-weight-complex="bold"/>
    </style:style>
    <style:style style:name="P9" style:family="paragraph" style:parent-style-name="Standard">
      <style:text-properties officeooo:rsid="001226bf" officeooo:paragraph-rsid="001226bf"/>
    </style:style>
    <style:style style:name="P10" style:family="paragraph" style:parent-style-name="Standard">
      <style:text-properties officeooo:rsid="00133cc8" officeooo:paragraph-rsid="00133cc8"/>
    </style:style>
    <style:style style:name="T1" style:family="text">
      <style:text-properties officeooo:rsid="0006623b"/>
    </style:style>
    <style:style style:name="T2" style:family="text">
      <style:text-properties officeooo:rsid="000c1834"/>
    </style:style>
    <style:style style:name="T3" style:family="text">
      <style:text-properties officeooo:rsid="00105fd8"/>
    </style:style>
    <style:style style:name="T4" style:family="text">
      <style:text-properties officeooo:rsid="00137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effects on film industry:</text:p>
      <text:p text:style-name="P1"/>
      <text:p text:style-name="P7">Pros:</text:p>
      <text:p text:style-name="P1">Advanced CGI, allowing for the fulfillment of director's/source material's vision on a scale not possible using real effect. Reduce risks to actors, fewer props, don't have to travel to on-site, which is costly and dangerous.</text:p>
      <text:p text:style-name="P1"/>
      <text:p text:style-name="P1">Sound effects, can better apply music and sound effects using computer technology. <text:span text:style-name="T1">Creating new sounds is an interesting process, used to be play around with physical objects, now can run simulations and add the sound in post processing.</text:span></text:p>
      <text:p text:style-name="P1"/>
      <text:p text:style-name="P1">Distribution, film industry is making a lot outside of the box office due to distribution online. <text:span text:style-name="T4">Ultraviolet, Netflix.</text:span></text:p>
      <text:p text:style-name="P1"/>
      <text:p text:style-name="P2">3D film has become possible as a result of computer technology, new category of film.</text:p>
      <text:p text:style-name="P2"/>
      <text:p text:style-name="P4">Animated films of today's quality would not be possible, Pixar, Tangled, etc without the advanced rendering capabilities provided by computers.</text:p>
      <text:p text:style-name="P4"/>
      <text:p text:style-name="P6">Publicity, computers spread the word of films beyond the reach they would have had befor<text:span text:style-name="T3">e</text:span></text:p>
      <text:p text:style-name="P6"/>
      <text:p text:style-name="P9">Put film-making abilities in the hands of the average person, back in my day premiere pro was the coolest thing.</text:p>
      <text:p text:style-name="P7"/>
      <text:p text:style-name="P8">Cons:</text:p>
      <text:p text:style-name="P2">CGI can take away from film immersion, doesn't always seem real. Cheap CGI and 3D <text:span text:style-name="T2">effects can churn out movies by the dozen, poor quality but make money. Practical effects still resonate with people.</text:span></text:p>
      <text:p text:style-name="P2"/>
      <text:p text:style-name="P3">Actors could be replaced by CGI eventually.</text:p>
      <text:p text:style-name="P3"/>
      <text:p text:style-name="P5">Pirated films released online, hurting the industry. <text:span text:style-name="T4">Look at Sony. It is all done on computers now, and there are security concerns.</text:span></text:p>
      <text:p text:style-name="P5"/>
      <text:p text:style-name="P10">Requiring films to be less artistic and more grandiose. CGI allows them to make things at a large scale, but not always a convincing scale. Look at lame movies with CGI vs the power of well-placed practical effects.</text:p>
      <text:p text:style-name="P5"/>
      <text:p text:style-name="P3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1:41:26.171436226</meta:creation-date>
    <dc:date>2016-07-12T19:22:57.647926160</dc:date>
    <meta:editing-duration>PT10M2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9" meta:character-count="1643" meta:non-whitespace-character-count="1388"/>
  </office:meta>
</office:document-meta>
</file>